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1ed" officeooo:paragraph-rsid="001081ed"/>
    </style:style>
    <style:style style:name="P2" style:family="paragraph" style:parent-style-name="Standard">
      <style:text-properties officeooo:rsid="0012651e" officeooo:paragraph-rsid="001081ed"/>
    </style:style>
    <style:style style:name="P3" style:family="paragraph" style:parent-style-name="Standard">
      <style:text-properties officeooo:rsid="0015aecf" officeooo:paragraph-rsid="0015aecf"/>
    </style:style>
    <style:style style:name="P4" style:family="paragraph" style:parent-style-name="Standard">
      <style:text-properties officeooo:rsid="0015aecf" officeooo:paragraph-rsid="00232c4f"/>
    </style:style>
    <style:style style:name="P5" style:family="paragraph" style:parent-style-name="Standard">
      <style:text-properties officeooo:rsid="0015aecf" officeooo:paragraph-rsid="0025baad"/>
    </style:style>
    <style:style style:name="P6" style:family="paragraph" style:parent-style-name="Standard">
      <style:text-properties officeooo:rsid="0020c0bd" officeooo:paragraph-rsid="0020c0bd"/>
    </style:style>
    <style:style style:name="P7" style:family="paragraph" style:parent-style-name="Standard">
      <style:text-properties fo:font-weight="bold" officeooo:rsid="0020c0bd" officeooo:paragraph-rsid="0020c0bd" style:font-weight-asian="bold" style:font-weight-complex="bold"/>
    </style:style>
    <style:style style:name="P8" style:family="paragraph" style:parent-style-name="Standard">
      <style:text-properties fo:font-weight="bold" officeooo:rsid="0020c0bd" officeooo:paragraph-rsid="002204e9" style:font-weight-asian="bold" style:font-weight-complex="bold"/>
    </style:style>
    <style:style style:name="P9" style:family="paragraph" style:parent-style-name="Standard">
      <style:text-properties fo:font-weight="bold" officeooo:rsid="002204e9" officeooo:paragraph-rsid="002204e9" style:font-weight-asian="bold" style:font-weight-complex="bold"/>
    </style:style>
    <style:style style:name="P10" style:family="paragraph" style:parent-style-name="Standard">
      <style:text-properties fo:font-weight="bold" officeooo:rsid="00232c4f" officeooo:paragraph-rsid="00232c4f" style:font-weight-asian="bold" style:font-weight-complex="bold"/>
    </style:style>
    <style:style style:name="P11" style:family="paragraph" style:parent-style-name="Standard">
      <style:text-properties fo:font-weight="bold" officeooo:rsid="00232c4f" officeooo:paragraph-rsid="0023d51d" style:font-weight-asian="bold" style:font-weight-complex="bold"/>
    </style:style>
    <style:style style:name="P12" style:family="paragraph" style:parent-style-name="Standard">
      <style:text-properties fo:font-weight="bold" officeooo:rsid="0025baad" officeooo:paragraph-rsid="0025baad" style:font-weight-asian="bold" style:font-weight-complex="bold"/>
    </style:style>
    <style:style style:name="P13" style:family="paragraph" style:parent-style-name="Standard">
      <style:text-properties fo:font-weight="bold" officeooo:rsid="00213f05" officeooo:paragraph-rsid="00213f05" fo:background-color="transparent" style:font-weight-asian="bold" style:font-weight-complex="bold"/>
    </style:style>
    <style:style style:name="P14" style:family="paragraph" style:parent-style-name="Standard">
      <style:text-properties fo:font-style="italic" fo:font-weight="bold" officeooo:rsid="0020c0bd" officeooo:paragraph-rsid="0020c0bd" style:font-style-asian="italic" style:font-weight-asian="bold" style:font-style-complex="italic" style:font-weight-complex="bold"/>
    </style:style>
    <style:style style:name="P15" style:family="paragraph" style:parent-style-name="Standard">
      <style:text-properties officeooo:rsid="00213f05" officeooo:paragraph-rsid="00213f05"/>
    </style:style>
    <style:style style:name="P16" style:family="paragraph" style:parent-style-name="Standard">
      <style:text-properties fo:font-weight="normal" officeooo:rsid="00213f05" officeooo:paragraph-rsid="00213f05" fo:background-color="transparent" style:font-weight-asian="normal" style:font-weight-complex="normal"/>
    </style:style>
    <style:style style:name="P17" style:family="paragraph" style:parent-style-name="Standard">
      <style:text-properties fo:font-weight="normal" officeooo:rsid="002204e9" officeooo:paragraph-rsid="002204e9" style:font-weight-asian="normal" style:font-weight-complex="normal"/>
    </style:style>
    <style:style style:name="P18" style:family="paragraph" style:parent-style-name="Standard">
      <style:text-properties officeooo:rsid="00215cda" officeooo:paragraph-rsid="00215cda"/>
    </style:style>
    <style:style style:name="P19" style:family="paragraph" style:parent-style-name="Standard">
      <style:text-properties fo:color="#000000" fo:font-weight="bold" officeooo:rsid="002204e9" officeooo:paragraph-rsid="002204e9" style:font-weight-asian="bold" style:font-weight-complex="bold"/>
    </style:style>
    <style:style style:name="P20" style:family="paragraph" style:parent-style-name="Standard">
      <style:text-properties fo:color="#000000" fo:font-weight="normal" officeooo:rsid="002204e9" officeooo:paragraph-rsid="002204e9" style:font-weight-asian="normal" style:font-weight-complex="normal"/>
    </style:style>
    <style:style style:name="P21" style:family="paragraph" style:parent-style-name="Standard">
      <style:text-properties fo:color="#000000" fo:font-weight="normal" officeooo:rsid="002204e9" officeooo:paragraph-rsid="002204e9" fo:background-color="#00aaad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officeooo:rsid="0015aecf" officeooo:paragraph-rsid="0015aecf"/>
    </style:style>
    <style:style style:name="P23" style:family="paragraph" style:parent-style-name="Standard">
      <style:text-properties officeooo:rsid="0023d51d" officeooo:paragraph-rsid="0023d51d"/>
    </style:style>
    <style:style style:name="P24" style:family="paragraph" style:parent-style-name="Standard">
      <style:text-properties officeooo:rsid="0023d51d" officeooo:paragraph-rsid="0023d51d" fo:background-color="#ef413d"/>
    </style:style>
    <style:style style:name="P25" style:family="paragraph" style:parent-style-name="Standard">
      <style:text-properties officeooo:rsid="0025baad" officeooo:paragraph-rsid="0025baad"/>
    </style:style>
    <style:style style:name="P26" style:family="paragraph" style:parent-style-name="Standard">
      <style:text-properties officeooo:rsid="00283c1c" officeooo:paragraph-rsid="0029ad4e"/>
    </style:style>
    <style:style style:name="P27" style:family="paragraph" style:parent-style-name="Standard">
      <style:text-properties officeooo:rsid="002b204c" officeooo:paragraph-rsid="002c229a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fo:color="#000000" fo:font-size="10pt" fo:font-weight="normal" officeooo:rsid="002204e9" officeooo:paragraph-rsid="002204e9" fo:background-color="#00aaad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fo:font-weight="normal" officeooo:rsid="0025baad" officeooo:paragraph-rsid="0025baad" style:font-weight-asian="normal" style:font-weight-complex="normal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officeooo:rsid="0025baad" officeooo:paragraph-rsid="0025baad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color="#000000" fo:font-size="10pt" fo:font-weight="normal" officeooo:rsid="00232c4f" officeooo:paragraph-rsid="00232c4f" fo:background-color="#00aaad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color="#000000" fo:font-size="10pt" fo:font-weight="normal" officeooo:rsid="00232c4f" officeooo:paragraph-rsid="00232c4f" fo:background-color="#ffe5ca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fo:color="#000000" fo:font-size="10pt" fo:font-weight="normal" officeooo:rsid="002204e9" officeooo:paragraph-rsid="002204e9" fo:background-color="#00aaad" style:font-size-asian="10pt" style:font-weight-asian="normal" style:font-size-complex="10pt" style:font-weight-complex="normal"/>
    </style:style>
    <style:style style:name="P34" style:family="paragraph" style:parent-style-name="Standard">
      <style:text-properties fo:font-weight="normal" officeooo:rsid="00232c4f" officeooo:paragraph-rsid="00232c4f" style:font-weight-asian="normal" style:font-weight-complex="normal"/>
    </style:style>
    <style:style style:name="P35" style:family="paragraph" style:parent-style-name="Standard">
      <style:text-properties fo:font-weight="normal" officeooo:rsid="00232c4f" officeooo:paragraph-rsid="0023d51d" style:font-weight-asian="normal" style:font-weight-complex="normal"/>
    </style:style>
    <style:style style:name="P36" style:family="paragraph" style:parent-style-name="Standard">
      <style:text-properties fo:font-weight="normal" officeooo:rsid="0023d51d" officeooo:paragraph-rsid="0023d51d" style:font-weight-asian="normal" style:font-weight-complex="normal"/>
    </style:style>
    <style:style style:name="P37" style:family="paragraph" style:parent-style-name="Standard">
      <style:text-properties officeooo:rsid="002b204c" officeooo:paragraph-rsid="002c229a"/>
    </style:style>
    <style:style style:name="P38" style:family="paragraph" style:parent-style-name="Standard" style:list-style-name="L2">
      <style:text-properties officeooo:rsid="002b204c" officeooo:paragraph-rsid="0033a109"/>
    </style:style>
    <style:style style:name="P39" style:family="paragraph" style:parent-style-name="Standard">
      <style:text-properties officeooo:rsid="002b204c" officeooo:paragraph-rsid="0029ad4e"/>
    </style:style>
    <style:style style:name="P40" style:family="paragraph" style:parent-style-name="Standard">
      <style:text-properties officeooo:rsid="002b204c" officeooo:paragraph-rsid="0033df4b"/>
    </style:style>
    <style:style style:name="P41" style:family="paragraph" style:parent-style-name="Standard">
      <style:text-properties officeooo:rsid="002b204c" officeooo:paragraph-rsid="003577f6"/>
    </style:style>
    <style:style style:name="P42" style:family="paragraph" style:parent-style-name="Standard" style:list-style-name="L3">
      <style:text-properties officeooo:rsid="002b204c" officeooo:paragraph-rsid="003577f6"/>
    </style:style>
    <style:style style:name="P43" style:family="paragraph" style:parent-style-name="Standard">
      <style:text-properties officeooo:rsid="0033a109" officeooo:paragraph-rsid="0033a109"/>
    </style:style>
    <style:style style:name="P44" style:family="paragraph" style:parent-style-name="Standard" style:list-style-name="L1">
      <style:text-properties officeooo:rsid="0033a109" officeooo:paragraph-rsid="0033a109"/>
    </style:style>
    <style:style style:name="P45" style:family="paragraph" style:parent-style-name="Standard">
      <style:text-properties officeooo:rsid="0033a109" officeooo:paragraph-rsid="0033df4b"/>
    </style:style>
    <style:style style:name="P46" style:family="paragraph" style:parent-style-name="Standard">
      <style:text-properties officeooo:paragraph-rsid="0033a109"/>
    </style:style>
    <style:style style:name="P47" style:family="paragraph" style:parent-style-name="Standard">
      <style:text-properties officeooo:paragraph-rsid="0033df4b"/>
    </style:style>
    <style:style style:name="P48" style:family="paragraph" style:parent-style-name="Standard">
      <style:text-properties fo:font-weight="bold" officeooo:paragraph-rsid="0036b57f" style:font-weight-asian="bold" style:font-weight-complex="bold"/>
    </style:style>
    <style:style style:name="P49" style:family="paragraph" style:parent-style-name="Standard">
      <style:text-properties fo:font-size="13pt" fo:font-weight="bold" officeooo:rsid="00283c1c" officeooo:paragraph-rsid="0033df4b" style:font-size-asian="13pt" style:font-weight-asian="bold" style:font-size-complex="13pt" style:font-weight-complex="bold"/>
    </style:style>
    <style:style style:name="P50" style:family="paragraph" style:parent-style-name="Standard">
      <style:text-properties fo:font-size="13pt" fo:font-weight="normal" officeooo:rsid="002b204c" officeooo:paragraph-rsid="0033df4b" style:font-size-asian="13pt" style:font-weight-asian="normal" style:font-size-complex="13pt" style:font-weight-complex="normal"/>
    </style:style>
    <style:style style:name="P51" style:family="paragraph" style:parent-style-name="Standard">
      <style:text-properties officeooo:rsid="0025baad" officeooo:paragraph-rsid="0033df4b"/>
    </style:style>
    <style:style style:name="P52" style:family="paragraph" style:parent-style-name="Standard">
      <style:text-properties officeooo:rsid="0025baad" officeooo:paragraph-rsid="003577f6"/>
    </style:style>
    <style:style style:name="P53" style:family="paragraph" style:parent-style-name="Standard">
      <style:text-properties officeooo:rsid="0025baad" officeooo:paragraph-rsid="0036b57f"/>
    </style:style>
    <style:style style:name="P54" style:family="paragraph" style:parent-style-name="Standard">
      <style:text-properties officeooo:rsid="0025baad" officeooo:paragraph-rsid="0025baad"/>
    </style:style>
    <style:style style:name="P55" style:family="paragraph" style:parent-style-name="Standard">
      <style:text-properties officeooo:rsid="003577f6" officeooo:paragraph-rsid="003577f6"/>
    </style:style>
    <style:style style:name="P56" style:family="paragraph" style:parent-style-name="Standard">
      <style:text-properties officeooo:rsid="0036b57f" officeooo:paragraph-rsid="0036b57f"/>
    </style:style>
    <style:style style:name="P57" style:family="paragraph" style:parent-style-name="Standard" style:list-style-name="L4">
      <style:text-properties officeooo:rsid="0036b57f" officeooo:paragraph-rsid="0036b57f"/>
    </style:style>
    <style:style style:name="P58" style:family="paragraph" style:parent-style-name="Standard">
      <style:text-properties fo:font-size="14pt" fo:font-weight="bold" officeooo:rsid="0025baad" officeooo:paragraph-rsid="003577f6" style:font-size-asian="14pt" style:font-weight-asian="bold" style:font-size-complex="14pt" style:font-weight-complex="bold"/>
    </style:style>
    <style:style style:name="P59" style:family="paragraph" style:parent-style-name="Standard">
      <style:text-properties fo:font-size="14pt" fo:font-weight="bold" officeooo:rsid="0039c645" officeooo:paragraph-rsid="0039c645" style:font-size-asian="14pt" style:font-weight-asian="bold" style:font-size-complex="14pt" style:font-weight-complex="bold"/>
    </style:style>
    <style:style style:name="P60" style:family="paragraph" style:parent-style-name="Standard">
      <style:text-properties fo:font-size="14pt" fo:font-weight="bold" officeooo:rsid="0015aecf" officeooo:paragraph-rsid="0015aecf" style:font-size-asian="14pt" style:font-weight-asian="bold" style:font-size-complex="14pt" style:font-weight-complex="bold"/>
    </style:style>
    <style:style style:name="P61" style:family="paragraph" style:parent-style-name="Standard" style:list-style-name="L5">
      <style:text-properties officeooo:paragraph-rsid="0036b57f"/>
    </style:style>
    <style:style style:name="P62" style:family="paragraph" style:parent-style-name="Standard">
      <style:text-properties officeooo:rsid="002dd0aa" officeooo:paragraph-rsid="002dd0aa"/>
    </style:style>
    <style:style style:name="P63" style:family="paragraph" style:parent-style-name="Standard">
      <style:text-properties officeooo:paragraph-rsid="0036b57f"/>
    </style:style>
    <style:style style:name="P64" style:family="paragraph" style:parent-style-name="Standard">
      <style:text-properties officeooo:rsid="00381618" officeooo:paragraph-rsid="00381618"/>
    </style:style>
    <style:style style:name="P65" style:family="paragraph" style:parent-style-name="Standard" style:list-style-name="L6">
      <style:text-properties officeooo:rsid="00381618" officeooo:paragraph-rsid="00381618"/>
    </style:style>
    <style:style style:name="P66" style:family="paragraph" style:parent-style-name="Standard" style:list-style-name="L7">
      <style:text-properties officeooo:paragraph-rsid="00381618"/>
    </style:style>
    <style:style style:name="P67" style:family="paragraph" style:parent-style-name="Standard">
      <style:text-properties officeooo:rsid="0023d51d" officeooo:paragraph-rsid="0023d51d"/>
    </style:style>
    <style:style style:name="P68" style:family="paragraph" style:parent-style-name="Standard">
      <style:text-properties officeooo:rsid="0039c645" officeooo:paragraph-rsid="0039c645"/>
    </style:style>
    <style:style style:name="P69" style:family="paragraph" style:parent-style-name="Standard" style:list-style-name="L9">
      <style:text-properties officeooo:rsid="0039c645" officeooo:paragraph-rsid="0039c645"/>
    </style:style>
    <style:style style:name="P70" style:family="paragraph" style:parent-style-name="Standard">
      <style:text-properties officeooo:rsid="0015aecf" officeooo:paragraph-rsid="0015aecf"/>
    </style:style>
    <style:style style:name="P71" style:family="paragraph" style:parent-style-name="Standard" style:list-style-name="L8">
      <style:text-properties officeooo:paragraph-rsid="0039c645"/>
    </style:style>
    <style:style style:name="P72" style:family="paragraph" style:parent-style-name="Standard">
      <style:paragraph-properties fo:margin-left="0.4925in" fo:margin-right="0in" fo:text-indent="0in" style:auto-text-indent="false"/>
      <style:text-properties fo:font-size="14pt" fo:font-weight="bold" officeooo:rsid="0033a109" officeooo:paragraph-rsid="0033a109" style:font-size-asian="14pt" style:font-weight-asian="bold" style:font-size-complex="14pt" style:font-weight-complex="bold"/>
    </style:style>
    <style:style style:name="P73" style:family="paragraph" style:parent-style-name="Estilo4" style:list-style-name="WWNum13">
      <style:text-properties officeooo:rsid="0025baad" officeooo:paragraph-rsid="0025baad"/>
    </style:style>
    <style:style style:name="T1" style:family="text">
      <style:text-properties officeooo:rsid="0020c0bd"/>
    </style:style>
    <style:style style:name="T2" style:family="text">
      <style:text-properties officeooo:rsid="002204e9"/>
    </style:style>
    <style:style style:name="T3" style:family="text">
      <style:text-properties fo:color="#21409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3d51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c0bd" style:font-weight-asian="bold" style:font-weight-complex="bold"/>
    </style:style>
    <style:style style:name="T8" style:family="text">
      <style:text-properties fo:font-weight="bold" officeooo:rsid="00381618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25baad"/>
    </style:style>
    <style:style style:name="T11" style:family="text">
      <style:text-properties officeooo:rsid="00271bf2"/>
    </style:style>
    <style:style style:name="T12" style:family="text">
      <style:text-properties officeooo:rsid="0029ad4e"/>
    </style:style>
    <style:style style:name="T13" style:family="text">
      <style:text-properties officeooo:rsid="002dd0aa"/>
    </style:style>
    <style:style style:name="T14" style:family="text">
      <style:text-properties officeooo:rsid="0033a109"/>
    </style:style>
    <style:style style:name="T15" style:family="text">
      <style:text-properties officeooo:rsid="002b204c"/>
    </style:style>
    <style:style style:name="T16" style:family="text">
      <style:text-properties officeooo:rsid="0034b11a"/>
    </style:style>
    <style:style style:name="T17" style:family="text">
      <style:text-properties officeooo:rsid="003577f6"/>
    </style:style>
    <style:style style:name="T18" style:family="text">
      <style:text-properties officeooo:rsid="0036b57f"/>
    </style:style>
    <style:style style:name="T19" style:family="text">
      <style:text-properties officeooo:rsid="0038088b"/>
    </style:style>
    <style:style style:name="T20" style:family="text">
      <style:text-properties officeooo:rsid="00381618"/>
    </style:style>
    <style:style style:name="T21" style:family="text">
      <style:text-properties officeooo:rsid="0039c6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Índice generado <text:s/><text:span text:style-name="T1">(Es un indice de prueba, puede cambiar)</text:span></text:p>
      <text:p text:style-name="P1"/>
      <text:p text:style-name="P6">curl -XPOST "https://0f015a81ee05196b255efee81a128f42.us-east-1.aws.found.io:9243/trazabilidad_cliente/renovaciones" -H 'Content-Type: application/json' -d'</text:p>
      <text:p text:style-name="P6">{</text:p>
      <text:p text:style-name="P6">"etapa_cliente":"Sin Gestion",</text:p>
      <text:p text:style-name="P6">"estatus_cliente":"prospecto",</text:p>
      <text:p text:style-name="P6">"subetapa_cliente":"Sin Gestion",</text:p>
      <text:p text:style-name="P6">"macroproceso_cliente":"Promocion",</text:p>
      <text:p text:style-name="P6">"pantalla_cliente":"Pre Gestion",</text:p>
      <text:p text:style-name="P6">"folio_BPM":1,</text:p>
      <text:p text:style-name="P6">"folio_movilidad":1,</text:p>
      <text:p text:style-name="P6">"numero_solicitud":1,</text:p>
      <text:p text:style-name="P6">"numeroContrato":123123,</text:p>
      <text:p text:style-name="P6">"id_cliente":2237,</text:p>
      <text:p text:style-name="P6">"id_prospeccion":789,</text:p>
      <text:p text:style-name="P6">"fecha_cambio_estatus":"2018-05-03T13:42:20.760",</text:p>
      <text:p text:style-name="P6">"seguimientoCartera":"SeguimientoCartera",</text:p>
      <text:p text:style-name="P6">"estatus_seguimientoCartera":"Activo",</text:p>
      <text:p text:style-name="P6">"SAP_estatus_cliente":"Activo",</text:p>
      <text:p text:style-name="P6">"SAP_subestatus_cliente":"aprobado"</text:p>
      <text:p text:style-name="P6">}'</text:p>
      <text:p text:style-name="P6"/>
      <text:p text:style-name="P6"/>
      <text:p text:style-name="P7">Etructura</text:p>
      <text:p text:style-name="P6"/>
      <text:p text:style-name="P6">"mappings": {</text:p>
      <text:p text:style-name="P6"><text:s text:c="6"/>"renovaciones": {</text:p>
      <text:p text:style-name="P6"><text:s text:c="8"/>"properties": {</text:p>
      <text:p text:style-name="P6"><text:s text:c="10"/>"SAP_estatus_cliente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SAP_subestatus_cliente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estatus_cliente": {</text:p>
      <text:p text:style-name="P6"><text:s text:c="12"/>"type": "text",</text:p>
      <text:p text:style-name="P6"><text:soft-page-break/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estatus_seguimientoCartera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etapa_cliente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fecha_cambio_estatus": {</text:p>
      <text:p text:style-name="P6"><text:s text:c="12"/>"type": "date"</text:p>
      <text:p text:style-name="P6"><text:s text:c="10"/>},</text:p>
      <text:p text:style-name="P6"><text:s text:c="10"/>"folio_BPM": {</text:p>
      <text:p text:style-name="P6"><text:s text:c="12"/>"type": "long"</text:p>
      <text:p text:style-name="P6"><text:s text:c="10"/>},</text:p>
      <text:p text:style-name="P6"><text:s text:c="10"/>"folio_movilidad": {</text:p>
      <text:p text:style-name="P6"><text:s text:c="12"/>"type": "long"</text:p>
      <text:p text:style-name="P6"><text:s text:c="10"/>},</text:p>
      <text:p text:style-name="P6"><text:s text:c="10"/>"id_cliente": {</text:p>
      <text:p text:style-name="P6"><text:s text:c="12"/>"type": "long"</text:p>
      <text:p text:style-name="P6"><text:s text:c="10"/>},</text:p>
      <text:p text:style-name="P6"><text:s text:c="10"/>"id_prospeccion": {</text:p>
      <text:p text:style-name="P6"><text:s text:c="12"/>"type": "long"</text:p>
      <text:p text:style-name="P6"><text:s text:c="10"/>},</text:p>
      <text:p text:style-name="P6"><text:s text:c="10"/>"macroproceso_cliente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oft-page-break/><text:s text:c="10"/>"numeroContrato": {</text:p>
      <text:p text:style-name="P6"><text:s text:c="12"/>"type": "long"</text:p>
      <text:p text:style-name="P6"><text:s text:c="10"/>},</text:p>
      <text:p text:style-name="P6"><text:s text:c="10"/>"numero_solicitud": {</text:p>
      <text:p text:style-name="P6"><text:s text:c="12"/>"type": "long"</text:p>
      <text:p text:style-name="P6"><text:s text:c="10"/>},</text:p>
      <text:p text:style-name="P6"><text:s text:c="10"/>"pantalla_cliente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seguimientoCartera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subetapa_cliente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</text:p>
      <text:p text:style-name="P6"><text:s text:c="8"/>}</text:p>
      <text:p text:style-name="P6"><text:s text:c="6"/>}</text:p>
      <text:p text:style-name="P6"><text:s text:c="4"/>}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Historia 18: Datos generales del prospecto en todas las pantallas.</text:p>
      <text:p text:style-name="P17"><text:s/>Objetivo: En todas las pantallas se debe mostrar los datos generales del prospecto de forma fija para continuar validando la información.</text:p>
      <text:p text:style-name="P7"/>
      <text:p text:style-name="P9">Entrada: <text:span text:style-name="T3">id_cliente, id_campania</text:span></text:p>
      <text:p text:style-name="P19">Salida: <text:s/></text:p>
      <text:p text:style-name="P20">id_cliente --- número de prospecto</text:p>
      <text:p text:style-name="P21">NOMBRE COMPLETO</text:p>
      <text:p text:style-name="P28">SAP_nombre_cliente_1 --- primero nombre</text:p>
      <text:p text:style-name="P28">SAP_nombre_cliente_2 --- segundo nombre</text:p>
      <text:p text:style-name="P28">SAP_apellidoPaterno_cliente --- apellido paterno</text:p>
      <text:p text:style-name="P28">SAP_apellidoMaterno_cliente --- apellido materno</text:p>
      <text:p text:style-name="P31">subProductoOferta --- subproducto a ofertar</text:p>
      <text:p text:style-name="P32">etapa_cliente --- Etapa </text:p>
      <text:p text:style-name="P32">estatus_cliente --- Cliente</text:p>
      <text:p text:style-name="P32"/>
      <text:p text:style-name="P32"/>
      <text:p text:style-name="P31">índice renovacionestopup/prospeccion</text:p>
      <text:p text:style-name="P32">índice trazabilidad</text:p>
      <text:p text:style-name="P3"/>
      <text:p text:style-name="P14">Datos de trazabilidad</text:p>
      <text:p text:style-name="P6"/>
      <text:p text:style-name="P18">curl --user epvazquez:12345Nmp -XPOST "https://0f015a81ee05196b255efee81a128f42.us-east-1.aws.found.io:9243/_search/template" -H 'Content-Type: application/json' -d'</text:p>
      <text:p text:style-name="P18">{</text:p>
      <text:p text:style-name="P18"><text:s text:c="2"/>"id": "H10_Datos_trazabilidad",</text:p>
      <text:p text:style-name="P18"><text:s text:c="2"/>"params" : {</text:p>
      <text:p text:style-name="P18"><text:s text:c="7"/>"id_Cliente" : 2239,</text:p>
      <text:p text:style-name="P18"><text:s text:c="7"/>"id_<text:span text:style-name="T2">campania</text:span>":789</text:p>
      <text:p text:style-name="P18"><text:s text:c="3"/>}</text:p>
      <text:p text:style-name="P18">}'</text:p>
      <text:p text:style-name="P18"/>
      <text:p text:style-name="P14">Datos cliente</text:p>
      <text:p text:style-name="P6"/>
      <text:p text:style-name="P6">curl -XPOST "https://0f015a81ee05196b255efee81a128f42.us-east-1.aws.found.io:9243/renovacionestopup/_search/template" -H 'Content-Type: application/json' -d'</text:p>
      <text:p text:style-name="P6">{</text:p>
      <text:p text:style-name="P6"><text:s/>"source": {</text:p>
      <text:p text:style-name="P6"><text:s text:c="3"/>"query": {</text:p>
      <text:p text:style-name="P6"><text:s text:c="3"/>"bool": {</text:p>
      <text:p text:style-name="P6"><text:s text:c="5"/>"must": [</text:p>
      <text:p text:style-name="P6"><text:s text:c="7"/>{ "match": { "idCliente":"{{id_Cliente}}"} },</text:p>
      <text:p text:style-name="P6"><text:s text:c="7"/>{ "match": { "idProspeccion":"{{id_Prospeccion}}" } }</text:p>
      <text:p text:style-name="P6"><text:s text:c="5"/>]</text:p>
      <text:p text:style-name="P6"><text:s text:c="3"/>}</text:p>
      <text:p text:style-name="P6"><text:s/>}</text:p>
      <text:p text:style-name="P6">,</text:p>
      <text:p text:style-name="P6"><text:s/>"script_fields": {</text:p>
      <text:p text:style-name="P6"><text:s text:c="3"/>"NombreCompleto": {</text:p>
      <text:p text:style-name="P6"><text:s text:c="5"/>"script": {</text:p>
      <text:p text:style-name="P6"><text:soft-page-break/><text:s text:c="7"/>"lang": "painless",</text:p>
      <text:p text:style-name="P6"><text:s text:c="10"/>"source": "doc[\"SAP_nombre_cliente_1.keyword\"].value + \" \" + doc[\"SAP_apellidoPaterno_cliente.keyword\"].value+\" \"+ doc[\"SAP_apellidoMaterno_cliente.keyword\"].value"</text:p>
      <text:p text:style-name="P6"><text:s text:c="5"/>}</text:p>
      <text:p text:style-name="P6"><text:s text:c="3"/>},</text:p>
      <text:p text:style-name="P6"><text:s text:c="3"/>"SAP_estatus_cliente": {</text:p>
      <text:p text:style-name="P6"><text:s text:c="5"/>"script": {</text:p>
      <text:p text:style-name="P6"><text:s text:c="7"/>"lang": "painless",</text:p>
      <text:p text:style-name="P6"><text:s text:c="6"/>"source": "doc[\"SAP_estatus_cliente.keyword\"].value"</text:p>
      <text:p text:style-name="P6"><text:s text:c="5"/>}</text:p>
      <text:p text:style-name="P6"><text:s text:c="3"/>},</text:p>
      <text:p text:style-name="P6"><text:s text:c="3"/>"subProductoOferta": {</text:p>
      <text:p text:style-name="P6"><text:s text:c="5"/>"script": {</text:p>
      <text:p text:style-name="P6"><text:s text:c="7"/>"lang": "painless",</text:p>
      <text:p text:style-name="P6"><text:s text:c="6"/>"source": "doc[\"subProductoOferta.keyword\"].value"</text:p>
      <text:p text:style-name="P6"><text:s text:c="5"/>}</text:p>
      <text:p text:style-name="P6"><text:s text:c="3"/>},</text:p>
      <text:p text:style-name="P6"><text:s text:c="3"/>"Contrato": {</text:p>
      <text:p text:style-name="P6"><text:s text:c="5"/>"script": {</text:p>
      <text:p text:style-name="P6"><text:s text:c="7"/>"lang": "painless",</text:p>
      <text:p text:style-name="P6"><text:s text:c="6"/>"source": "doc[\"contrato\"].value"</text:p>
      <text:p text:style-name="P6"><text:s text:c="5"/>}</text:p>
      <text:p text:style-name="P6"><text:s text:c="3"/>}</text:p>
      <text:p text:style-name="P6"><text:s/>}</text:p>
      <text:p text:style-name="P6">},</text:p>
      <text:p text:style-name="P6"><text:s text:c="3"/>"params" : {</text:p>
      <text:p text:style-name="P6"><text:s text:c="7"/>"id_Cliente" : 2237,</text:p>
      <text:p text:style-name="P6"><text:s text:c="7"/>"id_Prospeccion":789</text:p>
      <text:p text:style-name="P6"><text:s text:c="3"/>}</text:p>
      <text:p text:style-name="P6">}'</text:p>
      <text:p text:style-name="P3"/>
      <text:p text:style-name="P3"/>
      <text:p text:style-name="P3"/>
      <text:p text:style-name="P7">Historia 19: Linea del tiempo de los prospectos</text:p>
      <text:p text:style-name="P10">Objetivo : <text:span text:style-name="T4">Consultar la línea de tiempo en la cual se encuentra el proceso del prospecto para identificar los pasos siguientes del crédito. </text:span></text:p>
      <text:p text:style-name="P34"/>
      <text:p text:style-name="P34">Entrada: id_cliente, id_campania</text:p>
      <text:p text:style-name="P34">Salida: macroproceso_cliente, subetapa_cliente, pantalla_cliente, id_cliente id_campania</text:p>
      <text:p text:style-name="P4"/>
      <text:p text:style-name="P6">curl -XPOST "https://0f015a81ee05196b255efee81a128f42.us-east-1.aws.found.io:9243/trazabilidad_cliente/renovaciones/_search/template" -H 'Content-Type: application/json' -d'</text:p>
      <text:p text:style-name="P6">{</text:p>
      <text:p text:style-name="P6"><text:s/>"source": {</text:p>
      <text:p text:style-name="P6"><text:s text:c="3"/>"query": {</text:p>
      <text:p text:style-name="P6"><text:s text:c="3"/>"bool": {</text:p>
      <text:p text:style-name="P6"><text:s text:c="5"/>"must": [</text:p>
      <text:p text:style-name="P6"><text:soft-page-break/><text:s text:c="7"/>{ "match": { "id_cliente":"{{id_Cliente}}"} },</text:p>
      <text:p text:style-name="P6"><text:s text:c="7"/>{ "match": { "id_prospeccion":"{{id_Prospeccion}}" } }</text:p>
      <text:p text:style-name="P6"><text:s text:c="5"/>]</text:p>
      <text:p text:style-name="P6"><text:s text:c="3"/>}</text:p>
      <text:p text:style-name="P6"><text:s/>}</text:p>
      <text:p text:style-name="P6">,</text:p>
      <text:p text:style-name="P6"><text:s/>"script_fields": {</text:p>
      <text:p text:style-name="P6"><text:s text:c="3"/>"Id_cliente": {</text:p>
      <text:p text:style-name="P6"><text:s text:c="5"/>"script": {</text:p>
      <text:p text:style-name="P6"><text:s text:c="7"/>"lang": "painless",</text:p>
      <text:p text:style-name="P6"><text:s text:c="6"/>"source": "doc[\"etapa_cliente.keyword\"].value"</text:p>
      <text:p text:style-name="P6"><text:s text:c="5"/>}</text:p>
      <text:p text:style-name="P6"><text:s text:c="3"/>},</text:p>
      <text:p text:style-name="P6"><text:s text:c="3"/>"contrato": {</text:p>
      <text:p text:style-name="P6"><text:s text:c="5"/>"script": {</text:p>
      <text:p text:style-name="P6"><text:s text:c="7"/>"lang": "painless",</text:p>
      <text:p text:style-name="P6"><text:s text:c="6"/>"source": "doc[\"subetapa_cliente.keyword\"].value"</text:p>
      <text:p text:style-name="P6"><text:s text:c="5"/>}</text:p>
      <text:p text:style-name="P6"><text:s text:c="3"/>}</text:p>
      <text:p text:style-name="P6"><text:s/>}</text:p>
      <text:p text:style-name="P6">},</text:p>
      <text:p text:style-name="P6"><text:s text:c="3"/>"params" : {</text:p>
      <text:p text:style-name="P6"><text:s text:c="7"/>"id_Cliente" : 2239,</text:p>
      <text:p text:style-name="P6"><text:s text:c="7"/>"id_Prospeccion":789</text:p>
      <text:p text:style-name="P6"><text:s text:c="3"/>}</text:p>
      <text:p text:style-name="P6">}'</text:p>
      <text:p text:style-name="P22"/>
      <text:p text:style-name="P24"><text:span text:style-name="T9">Actualizar.</text:span><text:span text:style-name="T7">Linea del tiempo de los prospectos </text:span><text:span text:style-name="T8">( índice de trazabilidad)</text:span></text:p>
      <text:p text:style-name="P11">Objetivo : <text:span text:style-name="T5">actualizar </text:span><text:span text:style-name="T4">la línea de tiempo en la cual se encuentra el proceso del prospecto para identificar los pasos siguientes del crédito. </text:span></text:p>
      <text:p text:style-name="P35"/>
      <text:p text:style-name="P36">Actuliazación de siguientes campos con respecto al id_cliente Y id_campania</text:p>
      <text:p text:style-name="P36"/>
      <text:p text:style-name="P35">macroproceso_cliente</text:p>
      <text:p text:style-name="P35">subetapa_cliente</text:p>
      <text:p text:style-name="P35">pantalla_cliente</text:p>
      <text:p text:style-name="P35">id_cliente </text:p>
      <text:p text:style-name="P35">id_campania</text:p>
      <text:p text:style-name="P36">fecha_cambio_etapa</text:p>
      <text:p text:style-name="P36">estatus_etapa_cliente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4"><text:soft-page-break/><text:span text:style-name="T6">Historia 20</text:span>.<text:bookmark-start text:name="_Toc512265220"/>Listado de teléfonos del prospecto.<text:bookmark-end text:name="_Toc512265220"/> <text:span text:style-name="T20">(índice de prospección)</text:span></text:p>
      <text:p text:style-name="P23">Objetivo: <text:s/>Visualizar todos los teléfonos que existan en SAP y el teléfono que regresa TP con sus respectivas etiquetas de teléfono y de contacto que <text:s/>tenga asociado el prospecto para poder localizarlo.</text:p>
      <text:p text:style-name="P23"/>
      <text:p text:style-name="P59">Consulta </text:p>
      <text:p text:style-name="P25">Entrada: id_cliente, id_campania </text:p>
      <text:p text:style-name="P25">Salida: Se entregarán los siguientes campos </text:p>
      <text:p text:style-name="P25"/>
      <text:p text:style-name="P25"/>
      <text:p text:style-name="P25"><text:s text:c="2"/>SAP_telefono_1</text:p>
      <text:p text:style-name="P25"><text:s text:c="2"/>SAP_telefono_2</text:p>
      <text:p text:style-name="P25"/>
      <text:p text:style-name="P23"><text:s/></text:p>
      <text:p text:style-name="P15">curl -XPOST "https://0f015a81ee05196b255efee81a128f42.us-east-1.aws.found.io:9243/renovacionestopup/prospeccion/_search/template" -H 'Content-Type: application/json' -d'</text:p>
      <text:p text:style-name="P15">{</text:p>
      <text:p text:style-name="P15"><text:s/>"source": {</text:p>
      <text:p text:style-name="P15"><text:s text:c="3"/>"query": {</text:p>
      <text:p text:style-name="P15"><text:s text:c="3"/>"bool": {</text:p>
      <text:p text:style-name="P15"><text:s text:c="5"/>"must": [</text:p>
      <text:p text:style-name="P15"><text:s text:c="7"/>{ "match": { "idCliente":"{{id_Cliente}}"} },</text:p>
      <text:p text:style-name="P15"><text:s text:c="7"/>{ "match": { "idProspeccion":"{{id_Prospeccion}}" } }</text:p>
      <text:p text:style-name="P15"><text:s text:c="5"/>]</text:p>
      <text:p text:style-name="P15"><text:s text:c="3"/>}</text:p>
      <text:p text:style-name="P15"><text:s/>}</text:p>
      <text:p text:style-name="P15">,</text:p>
      <text:p text:style-name="P15"><text:s/>"script_fields": {</text:p>
      <text:p text:style-name="P15"><text:s text:c="3"/>"CRM_telefono_1": {</text:p>
      <text:p text:style-name="P15"><text:s text:c="5"/>"script": {</text:p>
      <text:p text:style-name="P15"><text:s text:c="7"/>"lang": "painless",</text:p>
      <text:p text:style-name="P15"><text:s text:c="6"/>"source": "doc[\"CRM_telefono_1.keyword\"].value"</text:p>
      <text:p text:style-name="P15"><text:s text:c="5"/>}</text:p>
      <text:p text:style-name="P15"><text:s text:c="3"/>},</text:p>
      <text:p text:style-name="P15"><text:s text:c="3"/>"CRM_tipoTelefono_1": {</text:p>
      <text:p text:style-name="P15"><text:s text:c="5"/>"script": {</text:p>
      <text:p text:style-name="P15"><text:s text:c="7"/>"lang": "painless",</text:p>
      <text:p text:style-name="P15"><text:s text:c="6"/>"source": "doc[\"CRM_tipoTelefono_1.keyword\"].value"</text:p>
      <text:p text:style-name="P15"><text:s text:c="5"/>}</text:p>
      <text:p text:style-name="P15"><text:s text:c="3"/>},</text:p>
      <text:p text:style-name="P15"><text:s text:c="3"/>"CRM_tipoContacto_telefono_1": {</text:p>
      <text:p text:style-name="P15"><text:s text:c="5"/>"script": {</text:p>
      <text:p text:style-name="P15"><text:s text:c="7"/>"lang": "painless",</text:p>
      <text:p text:style-name="P15"><text:s text:c="6"/>"source": "doc[\"CRM_tipoContacto_telefono_1.keyword\"].value"</text:p>
      <text:p text:style-name="P15"><text:s text:c="5"/>}</text:p>
      <text:p text:style-name="P15"><text:s text:c="3"/>},</text:p>
      <text:p text:style-name="P15"><text:s text:c="3"/>"Etiqueta_Tel1": {</text:p>
      <text:p text:style-name="P15"><text:s text:c="5"/>"script": {</text:p>
      <text:p text:style-name="P15"><text:s text:c="7"/>"lang": "painless",</text:p>
      <text:p text:style-name="P15"><text:soft-page-break/><text:s text:c="6"/>"source": "doc[\"CRM_descripcionContacto_telefono_1.keyword\"].value"</text:p>
      <text:p text:style-name="P15"><text:s text:c="5"/>}</text:p>
      <text:p text:style-name="P15"><text:s text:c="3"/>},</text:p>
      <text:p text:style-name="P15"><text:s text:c="3"/>"CRM_telefono_2": {</text:p>
      <text:p text:style-name="P15"><text:s text:c="5"/>"script": {</text:p>
      <text:p text:style-name="P15"><text:s text:c="7"/>"lang": "painless",</text:p>
      <text:p text:style-name="P15"><text:s text:c="6"/>"source": "doc[\"CRM_telefono_2.keyword\"].value"</text:p>
      <text:p text:style-name="P15"><text:s text:c="5"/>}</text:p>
      <text:p text:style-name="P15"><text:s text:c="3"/>},</text:p>
      <text:p text:style-name="P15"><text:s text:c="4"/>"CRM_tipoTelefono_2": {</text:p>
      <text:p text:style-name="P15"><text:s text:c="5"/>"script": {</text:p>
      <text:p text:style-name="P15"><text:s text:c="7"/>"lang": "painless",</text:p>
      <text:p text:style-name="P15"><text:s text:c="6"/>"source": "doc[\"CRM_tipoTelefono_2.keyword\"].value"</text:p>
      <text:p text:style-name="P15"><text:s text:c="5"/>}</text:p>
      <text:p text:style-name="P15"><text:s text:c="3"/>},</text:p>
      <text:p text:style-name="P15"><text:s text:c="3"/>"CRM_tipoContacto_telefono_2": {</text:p>
      <text:p text:style-name="P15"><text:s text:c="5"/>"script": {</text:p>
      <text:p text:style-name="P15"><text:s text:c="7"/>"lang": "painless",</text:p>
      <text:p text:style-name="P15"><text:s text:c="6"/>"source": "doc[\"CRM_tipoContacto_telefono_2.keyword\"].value"</text:p>
      <text:p text:style-name="P15"><text:s text:c="5"/>}</text:p>
      <text:p text:style-name="P15"><text:s text:c="3"/>},</text:p>
      <text:p text:style-name="P15"><text:s text:c="3"/>"Etiqueta_Tel2": {</text:p>
      <text:p text:style-name="P15"><text:s text:c="5"/>"script": {</text:p>
      <text:p text:style-name="P15"><text:s text:c="7"/>"lang": "painless",</text:p>
      <text:p text:style-name="P15"><text:s text:c="6"/>"source": "doc[\"CRM_descripcionContacto_telefono_2.keyword\"].value"</text:p>
      <text:p text:style-name="P15"><text:s text:c="5"/>}</text:p>
      <text:p text:style-name="P15"><text:s text:c="3"/>},</text:p>
      <text:p text:style-name="P15"><text:s text:c="3"/>"CRM_telefono_3": {</text:p>
      <text:p text:style-name="P15"><text:s text:c="5"/>"script": {</text:p>
      <text:p text:style-name="P15"><text:s text:c="7"/>"lang": "painless",</text:p>
      <text:p text:style-name="P15"><text:s text:c="6"/>"source": "doc[\"CRM_telefono_3.keyword\"].value"</text:p>
      <text:p text:style-name="P15"><text:s text:c="5"/>}</text:p>
      <text:p text:style-name="P15"><text:s text:c="3"/>},</text:p>
      <text:p text:style-name="P15"><text:s text:c="4"/>"CRM_tipoTelefono_3": {</text:p>
      <text:p text:style-name="P15"><text:s text:c="5"/>"script": {</text:p>
      <text:p text:style-name="P15"><text:s text:c="7"/>"lang": "painless",</text:p>
      <text:p text:style-name="P15"><text:s text:c="6"/>"source": "doc[\"CRM_tipoTelefono_3.keyword\"].value"</text:p>
      <text:p text:style-name="P15"><text:s text:c="5"/>}</text:p>
      <text:p text:style-name="P15"><text:s text:c="3"/>},</text:p>
      <text:p text:style-name="P15"><text:s text:c="3"/>"CRM_tipoContacto_telefono_3": {</text:p>
      <text:p text:style-name="P15"><text:s text:c="5"/>"script": {</text:p>
      <text:p text:style-name="P15"><text:s text:c="7"/>"lang": "painless",</text:p>
      <text:p text:style-name="P15"><text:s text:c="6"/>"source": "doc[\"CRM_tipoContacto_telefono_3.keyword\"].value"</text:p>
      <text:p text:style-name="P15"><text:s text:c="5"/>}</text:p>
      <text:p text:style-name="P15"><text:s text:c="3"/>},</text:p>
      <text:p text:style-name="P15"><text:s text:c="3"/>"Etiqueta_Tel3": {</text:p>
      <text:p text:style-name="P15"><text:s text:c="5"/>"script": {</text:p>
      <text:p text:style-name="P15"><text:s text:c="7"/>"lang": "painless",</text:p>
      <text:p text:style-name="P15"><text:s text:c="6"/>"source": "doc[\"CRM_descripcionContacto_telefono_3.keyword\"].value"</text:p>
      <text:p text:style-name="P15"><text:soft-page-break/><text:s text:c="5"/>}</text:p>
      <text:p text:style-name="P15"><text:s text:c="3"/>},</text:p>
      <text:p text:style-name="P15"><text:s text:c="3"/>"CRM_telefono_4": {</text:p>
      <text:p text:style-name="P15"><text:s text:c="5"/>"script": {</text:p>
      <text:p text:style-name="P15"><text:s text:c="7"/>"lang": "painless",</text:p>
      <text:p text:style-name="P15"><text:s text:c="6"/>"source": "doc[\"CRM_telefono_4.keyword\"].value"</text:p>
      <text:p text:style-name="P15"><text:s text:c="5"/>}</text:p>
      <text:p text:style-name="P15"><text:s text:c="3"/>},</text:p>
      <text:p text:style-name="P15"><text:s text:c="4"/>"CRM_tipoTelefono_4": {</text:p>
      <text:p text:style-name="P15"><text:s text:c="5"/>"script": {</text:p>
      <text:p text:style-name="P15"><text:s text:c="7"/>"lang": "painless",</text:p>
      <text:p text:style-name="P15"><text:s text:c="6"/>"source": "doc[\"CRM_tipoTelefono_4.keyword\"].value"</text:p>
      <text:p text:style-name="P15"><text:s text:c="5"/>}</text:p>
      <text:p text:style-name="P15"><text:s text:c="3"/>},</text:p>
      <text:p text:style-name="P15"><text:s text:c="3"/>"CRM_tipoContacto_telefono_4": {</text:p>
      <text:p text:style-name="P15"><text:s text:c="5"/>"script": {</text:p>
      <text:p text:style-name="P15"><text:s text:c="7"/>"lang": "painless",</text:p>
      <text:p text:style-name="P15"><text:s text:c="6"/>"source": "doc[\"CRM_tipoContacto_telefono_4.keyword\"].value"</text:p>
      <text:p text:style-name="P15"><text:s text:c="5"/>}</text:p>
      <text:p text:style-name="P15"><text:s text:c="3"/>},</text:p>
      <text:p text:style-name="P15"><text:s text:c="3"/>"Etiqueta_Tel4": {</text:p>
      <text:p text:style-name="P15"><text:s text:c="5"/>"script": {</text:p>
      <text:p text:style-name="P15"><text:s text:c="7"/>"lang": "painless",</text:p>
      <text:p text:style-name="P15"><text:s text:c="6"/>"source": "doc[\"CRM_descripcionContacto_telefono_4.keyword\"].value"</text:p>
      <text:p text:style-name="P15"><text:s text:c="5"/>}</text:p>
      <text:p text:style-name="P15"><text:s text:c="3"/>}</text:p>
      <text:p text:style-name="P15"><text:s/>}</text:p>
      <text:p text:style-name="P15">},</text:p>
      <text:p text:style-name="P15"/>
      <text:p text:style-name="P15"><text:s text:c="3"/>"params" : {</text:p>
      <text:p text:style-name="P15"><text:s text:c="7"/>"id_Cliente" : 2237,</text:p>
      <text:p text:style-name="P15"><text:s text:c="7"/>"id_Prospeccion":789</text:p>
      <text:p text:style-name="P15"><text:s text:c="3"/>}</text:p>
      <text:p text:style-name="P15">}'</text:p>
      <text:p text:style-name="P60"/>
      <text:p text:style-name="P59">Actualización de etiqueta de teléfono </text:p>
      <text:p text:style-name="P68"/>
      <text:p text:style-name="P68">Entrada:</text:p>
      <text:list xml:id="list370756644" text:style-name="L9">
        <text:list-item>
          <text:p text:style-name="P69">id_cliente</text:p>
        </text:list-item>
        <text:list-item>
          <text:p text:style-name="P69">id_campania</text:p>
        </text:list-item>
        <text:list-item>
          <text:p text:style-name="P69"/>
        </text:list-item>
      </text:list>
      <text:p text:style-name="P68">Salida:</text:p>
      <text:list xml:id="list2108390328" text:style-name="L8">
        <text:list-item>
          <text:p text:style-name="P71"><text:span text:style-name="T21">telefonos_actulizados_cliente</text:span></text:p>
        </text:list-item>
      </text:list>
      <text:p text:style-name="P3"/>
      <text:p text:style-name="P3"/>
      <text:p text:style-name="P3"/>
      <text:p text:style-name="P3"/>
      <text:p text:style-name="P12">Historia 21. Crear nuevo teléfono</text:p>
      <text:p text:style-name="P5"><text:soft-page-break/><text:span text:style-name="T10">Objetivo: Guargar </text:span><text:s/>nuevo teléfono del prospecto para etiquetarlo en el listado de teléfonos.</text:p>
      <text:p text:style-name="P5"/>
      <text:p text:style-name="P25">Entrada: id_cliente, id_campania</text:p>
      <text:p text:style-name="P25">Actualizar siguientes campos:</text:p>
      <text:p text:style-name="P29">generadoUsuario_tipo_telefono</text:p>
      <text:p text:style-name="P30">generadoUsuario_lada_telefono</text:p>
      <text:p text:style-name="P30">generadoUsuario_telefono</text:p>
      <text:p text:style-name="P30">generadoUsuario_fecha_creacion_telefono</text:p>
      <text:list xml:id="list1175866473" text:style-name="WWNum13">
        <text:list-header>
          <text:p text:style-name="P73">Historia 22. <text:bookmark-start text:name="_Toc512265222"/>Guardar etiquetas de teléfono.<text:bookmark-end text:name="_Toc512265222"/> </text:p>
        </text:list-header>
      </text:list>
      <text:p text:style-name="P25"><text:span text:style-name="T11">Objetivo: </text:span>Actualizar las etiquetas seleccionadas e información capturada para consultarla posteriormente.</text:p>
      <text:p text:style-name="P25"/>
      <text:p text:style-name="P26">Identificar documentos que sufren cambios</text:p>
      <text:p text:style-name="P39"/>
      <text:p text:style-name="P72">Historia 23. Etiquetar oferta </text:p>
      <text:p text:style-name="P43"/>
      <text:p text:style-name="P43">Objetivo: Etiquetar la oferta en con las opciones “Venta / No venta” así como motivo y detalle del motivo <text:s/>para continuar con el proceso de validación de datos. <text:s/></text:p>
      <text:p text:style-name="P27"/>
      <text:p text:style-name="P43">Consultar <text:s/>etiqueta de oferta</text:p>
      <text:p text:style-name="P43">Actualizar etiqueta de oferta</text:p>
      <text:p text:style-name="P43"/>
      <text:p text:style-name="P43">Entrada: </text:p>
      <text:list xml:id="list3195990078" text:style-name="L1">
        <text:list-item>
          <text:p text:style-name="P44">id_cliente</text:p>
        </text:list-item>
        <text:list-item>
          <text:p text:style-name="P44">id_campania </text:p>
        </text:list-item>
      </text:list>
      <text:p text:style-name="P46"><text:span text:style-name="T14">Salida: </text:span></text:p>
      <text:list xml:id="list3700192306" text:style-name="L2">
        <text:list-item>
          <text:p text:style-name="P38">etiqueta_oferta</text:p>
        </text:list-item>
        <text:list-item>
          <text:p text:style-name="P38">motivo_oferta</text:p>
        </text:list-item>
        <text:list-item>
          <text:p text:style-name="P38">detalle_oferta</text:p>
        </text:list-item>
      </text:list>
      <text:p text:style-name="P47"><text:span text:style-name="T14"><text:tab/></text:span></text:p>
      <text:p text:style-name="P49"><text:span text:style-name="T12">Historia 23. </text:span><text:bookmark-start text:name="_Toc512265223"/>Visualizar ofertas del prospecto.<text:bookmark-end text:name="_Toc512265223"/> </text:p>
      <text:p text:style-name="P51"><text:span text:style-name="T12">Objetivo: Consultar </text:span>ofertas del prospecto para seleccionar una de ellas</text:p>
      <text:p text:style-name="P51"/>
      <text:p text:style-name="P41">Entrada: </text:p>
      <text:list xml:id="list1181412952" text:style-name="L3">
        <text:list-item>
          <text:p text:style-name="P42">id_cliente</text:p>
        </text:list-item>
        <text:list-item>
          <text:p text:style-name="P42">id_campania</text:p>
        </text:list-item>
        <text:list-item>
          <text:p text:style-name="P42">flag_ruta</text:p>
        </text:list-item>
      </text:list>
      <text:p text:style-name="P40"/>
      <text:p text:style-name="P40">Salida: </text:p>
      <text:p text:style-name="P40">montoOfertaAutomatica_1</text:p>
      <text:p text:style-name="P40">numeroPagosOfertaAutomatica_1</text:p>
      <text:p text:style-name="P40">tasaOfertaAutomatica_1</text:p>
      <text:p text:style-name="P40">pagoOfertaAutomatica_1</text:p>
      <text:p text:style-name="P40"/>
      <text:p text:style-name="P40">montoOfertaAutomatica_2</text:p>
      <text:p text:style-name="P40">numeroPagosOfertaAutomatica_2</text:p>
      <text:p text:style-name="P40">tasaOfertaAutomatica_2</text:p>
      <text:p text:style-name="P40"><text:soft-page-break/>pagoOfertaAutomatica_2</text:p>
      <text:p text:style-name="P40"/>
      <text:p text:style-name="P40">montoOfertaAutomatica_3</text:p>
      <text:p text:style-name="P40">numeroPagosOfertaAutomatica_3</text:p>
      <text:p text:style-name="P40">tasaOfertaAutomatica_3</text:p>
      <text:p text:style-name="P40">pagoOfertaAutomatica_3</text:p>
      <text:p text:style-name="P40"/>
      <text:p text:style-name="P40">montoOfertaAutomatica_4</text:p>
      <text:p text:style-name="P40">numeroPagosOfertaAutomatica_4</text:p>
      <text:p text:style-name="P40">tasaOfertaAutomatica_4</text:p>
      <text:p text:style-name="P40">pagoOfertaAutomatica_4</text:p>
      <text:p text:style-name="P40"/>
      <text:p text:style-name="P40">monto<text:span text:style-name="T13">Nueva</text:span>O<text:span text:style-name="T13">fertaAutomatica</text:span></text:p>
      <text:p text:style-name="P40">numeroPagos<text:span text:style-name="T13">Nueva</text:span>O<text:span text:style-name="T13">fertaAutomatica</text:span></text:p>
      <text:p text:style-name="P40">tasaOferta<text:span text:style-name="T13">Nueva</text:span>O<text:span text:style-name="T13">fertaAutomatica</text:span></text:p>
      <text:p text:style-name="P40">pagoOferta<text:span text:style-name="T13">Nueva</text:span>O<text:span text:style-name="T13">fertaAutomatica</text:span></text:p>
      <text:p text:style-name="P40"/>
      <text:p text:style-name="P40">montoOfertaAutomaticaMaxima_1</text:p>
      <text:p text:style-name="P40">numeroPagosOfertaAutomaticaMaxima_1</text:p>
      <text:p text:style-name="P40">tasaOfertaAutomaticaMaxima_1</text:p>
      <text:p text:style-name="P50">pagoOfertaAutomaticaMaxima_1</text:p>
      <text:p text:style-name="P45"/>
      <text:p text:style-name="P27">montoOfertaAutomaticaMaxima_2</text:p>
      <text:p text:style-name="P27">numeroPagosOfertaAutomaticaMaxima_2</text:p>
      <text:p text:style-name="P27">tasaOfertaAutomaticaMaxima_2</text:p>
      <text:p text:style-name="P27">pagoOfertaAutomaticaMaxima_2</text:p>
      <text:p text:style-name="P27"><text:s text:c="2"/></text:p>
      <text:p text:style-name="P27"><text:s/>montoOfertaAutomaticaMaxima_3</text:p>
      <text:p text:style-name="P27"><text:s/>numeroPagosOfertaAutomaticaMaxima_<text:span text:style-name="T16">3</text:span></text:p>
      <text:p text:style-name="P27"><text:s/>tasaOfertaAutomaticaMaxima_3</text:p>
      <text:p text:style-name="P27"><text:s/>pagoOfertaAutomaticaMaxima_3</text:p>
      <text:p text:style-name="P27"><text:s/></text:p>
      <text:p text:style-name="P27"><text:s/>montoOfertaAutomaticaMaxima_4</text:p>
      <text:p text:style-name="P27"><text:s/>numeroPagosOfertaAutomaticaMaxima_4</text:p>
      <text:p text:style-name="P27"><text:s/>tasaOfertaAutomaticaMaxima_4</text:p>
      <text:p text:style-name="P27"><text:s/>pagoOfertaAutomaticaMaxima_4</text:p>
      <text:p text:style-name="P27"/>
      <text:p text:style-name="P41">monto<text:span text:style-name="T13">Nueva</text:span>O<text:span text:style-name="T13">fertaAutomaticaMaxima</text:span></text:p>
      <text:p text:style-name="P41">numeroPagos<text:span text:style-name="T13">Nueva</text:span>O<text:span text:style-name="T13">fertaAutomaticaMaxima</text:span></text:p>
      <text:p text:style-name="P41">tasaOferta<text:span text:style-name="T13">Nueva</text:span>O<text:span text:style-name="T13">fertaAutomaticaMaxima</text:span></text:p>
      <text:p text:style-name="P41">pagoOferta<text:span text:style-name="T13">Nueva</text:span>O<text:span text:style-name="T13">fertaAutomaticaMaxima</text:span></text:p>
      <text:p text:style-name="P41"/>
      <text:p text:style-name="P41">montoOferta<text:span text:style-name="T17">RequeridoProspecto</text:span></text:p>
      <text:p text:style-name="P41">numeroPagosOferta<text:span text:style-name="T17">RequeridoProspecto</text:span></text:p>
      <text:p text:style-name="P41">tasaOferta<text:span text:style-name="T17">RequeridoProspecto</text:span></text:p>
      <text:p text:style-name="P41">pagoOferta<text:span text:style-name="T17">RequeridoProspecto</text:span></text:p>
      <text:p text:style-name="P55"/>
      <text:p text:style-name="P55"/>
      <text:p text:style-name="P55"/>
      <text:p text:style-name="P55"><text:soft-page-break/></text:p>
      <text:p text:style-name="P55">ofertaSeleccionada </text:p>
      <text:p text:style-name="P55"/>
      <text:p text:style-name="P41"><text:s/><text:span text:style-name="T17">I</text:span>TA_tasa_1</text:p>
      <text:p text:style-name="P41"><text:s/>ITA_tasa_2</text:p>
      <text:p text:style-name="P41"><text:s/>ITA_tasa_3</text:p>
      <text:p text:style-name="P41"><text:s/>ITA_tasa_4</text:p>
      <text:p text:style-name="P41"><text:s/>ITA_monto</text:p>
      <text:p text:style-name="P41"><text:s/>ITA_numeroPagos_1</text:p>
      <text:p text:style-name="P41"><text:s text:c="2"/>ITA_numeroPagos_2</text:p>
      <text:p text:style-name="P41"><text:s text:c="2"/>ITA_numeroPagos_3</text:p>
      <text:p text:style-name="P41"><text:s text:c="2"/>ITA_numeroPagos_4</text:p>
      <text:p text:style-name="P41"><text:s text:c="2"/></text:p>
      <text:p text:style-name="P27"/>
      <text:p text:style-name="P58"><text:span text:style-name="T17">Actualizar la oferta seleccionada por el usuario </text:span></text:p>
      <text:p text:style-name="P52"/>
      <text:p text:style-name="P56">Entrada:</text:p>
      <text:list xml:id="list1382913659" text:style-name="L4">
        <text:list-item>
          <text:p text:style-name="P57">id_cliente</text:p>
        </text:list-item>
        <text:list-item>
          <text:p text:style-name="P57">id_campania</text:p>
        </text:list-item>
      </text:list>
      <text:p text:style-name="P56">Salida:</text:p>
      <text:list xml:id="list1875990759" text:style-name="L5">
        <text:list-item>
          <text:p text:style-name="P61"><text:span text:style-name="T17">ofertaSeleccionada </text:span></text:p>
        </text:list-item>
      </text:list>
      <text:p text:style-name="P62"/>
      <text:p text:style-name="P56">Nota: Cuando se actualice la oferta, también se debe actualizar el estado del cliente (Historia <text:span text:style-name="T19">19)</text:span></text:p>
      <text:p text:style-name="P63"><text:span text:style-name="T15"><text:s text:c="2"/></text:span></text:p>
      <text:p text:style-name="P48"><text:span text:style-name="T18">Historia 32. </text:span><text:bookmark-start text:name="_Toc512873921"/>Generar número de folio.<text:bookmark-end text:name="_Toc512873921"/> <text:s/><text:span text:style-name="T20">(índice de trazabilidad) </text:span></text:p>
      <text:p text:style-name="P53"><text:span text:style-name="T18">Objetivo: Actualizar/Consultar el </text:span><text:s text:c="2"/>número de folio cuando se etiqueta la oferta para poder dar seguimiento al prospecto.</text:p>
      <text:p text:style-name="P53"/>
      <text:p text:style-name="P64">Entrada:</text:p>
      <text:list xml:id="list3726275284" text:style-name="L6">
        <text:list-item>
          <text:p text:style-name="P65">id_cliente</text:p>
        </text:list-item>
        <text:list-item>
          <text:p text:style-name="P65">id_campania</text:p>
        </text:list-item>
      </text:list>
      <text:p text:style-name="P64">Salida:</text:p>
      <text:list xml:id="list3839479399" text:style-name="L7">
        <text:list-item>
          <text:p text:style-name="P66"><text:span text:style-name="T20">numero_solicitud</text:span></text:p>
        </text:list-item>
      </text:list>
      <text:p text:style-name="P25"/>
      <text:p text:style-name="P25"/>
      <text:p text:style-name="P25"/>
      <text:p text:style-name="P2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tab/></text:p>
      <text:p text:style-name="P13">Actuallización estados del proceso del cliente</text:p>
      <text:p text:style-name="P13"/>
      <text:p text:style-name="P16">curl -XPOST "https://0f015a81ee05196b255efee81a128f42.us-east-1.aws.found.io:9243/trazabilidad_cliente/renovaciones/_update_by_query/" -H 'Content-Type: application/json' -d'</text:p>
      <text:p text:style-name="P16">{</text:p>
      <text:p text:style-name="P16"><text:s/>"script": {</text:p>
      <text:p text:style-name="P16"><text:s text:c="2"/>"source": "ctx._source.etapa_cliente = params.etapa_cliente; ctx._source.subetapa_cliente = params.subetapa_cliente; ctx._source.estatus_cliente = params.estatus_cliente; ctx._source.folio_BPM = params.folio_BPM; ctx._source.fecha_cambio_estatus = params.fecha_cambio_estatus; ctx._source.macroproceso_cliente = params.macroproceso_cliente; ctx._source.pantalla_cliente = params.pantalla_cliente",</text:p>
      <text:p text:style-name="P16"><text:s text:c="7"/>"lang": "painless",</text:p>
      <text:p text:style-name="P16"><text:s text:c="7"/>"params" : {</text:p>
      <text:p text:style-name="P16"><text:s text:c="11"/>"etapa_cliente" : "12",</text:p>
      <text:p text:style-name="P16"><text:s text:c="11"/>"subetapa_cliente":"11",</text:p>
      <text:p text:style-name="P16"><text:s text:c="11"/>"estatus_cliente":"value1",</text:p>
      <text:p text:style-name="P16"><text:s text:c="11"/>"folio_BPM": 5,</text:p>
      <text:p text:style-name="P16"><text:s text:c="11"/>"fecha_cambio_estatus": "2019-05-03T13:42:20.760",</text:p>
      <text:p text:style-name="P16"><text:s text:c="11"/>"macroproceso_cliente": "Promocion8",</text:p>
      <text:p text:style-name="P16"><text:s text:c="11"/>"pantalla_cliente": "Pre Gestion"</text:p>
      <text:p text:style-name="P16"><text:s text:c="7"/>}</text:p>
      <text:p text:style-name="P16"><text:s/>},</text:p>
      <text:p text:style-name="P16"><text:s/>"query": {</text:p>
      <text:p text:style-name="P16"><text:s text:c="3"/>"bool": {</text:p>
      <text:p text:style-name="P16"><text:s text:c="5"/>"must": [</text:p>
      <text:p text:style-name="P16"><text:s text:c="7"/>{ "match": { "id_cliente":"2237"} },</text:p>
      <text:p text:style-name="P16"><text:s text:c="7"/>{ "match": { "id_prospeccion":"789" } }</text:p>
      <text:p text:style-name="P16"><text:s text:c="5"/>]</text:p>
      <text:p text:style-name="P16"><text:s text:c="3"/>}</text:p>
      <text:p text:style-name="P16"><text:s/>}</text:p>
      <text:p text:style-name="P16">}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945in" fo:margin-bottom="0.0835in" loext:contextual-spacing="false" fo:text-align="start" style:justify-single-word="false" fo:keep-with-next="always"/>
      <style:text-properties fo:font-size="14pt" fo:font-weight="bold" style:font-size-asian="14pt" style:font-weight-asian="bold"/>
    </style:style>
    <style:style style:name="Estilo4" style:family="paragraph" style:parent-style-name="Heading_20_2" style:default-outline-level="" style:list-style-name="">
      <style:paragraph-properties fo:text-align="justify" style:justify-single-word="false"/>
      <style:text-properties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3">
      <text:list-level-style-number text:level="1" style:num-prefix="Historia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Historia " style:num-suffix="." style:num-format="1" text:start-value="24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prefix="Historia " style:num-suffix="." style:num-format="1" text:start-value="24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prefix="Historia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0:11:29.047818543</meta:creation-date>
    <dc:date>2018-05-11T13:00:30.357173449</dc:date>
    <meta:editing-duration>P1DT3H47M8S</meta:editing-duration>
    <meta:editing-cycles>14</meta:editing-cycles>
    <meta:generator>LibreOffice/5.4.5.1$Linux_X86_64 LibreOffice_project/40m0$Build-1</meta:generator>
    <meta:document-statistic meta:table-count="0" meta:image-count="0" meta:object-count="0" meta:page-count="13" meta:paragraph-count="503" meta:word-count="1158" meta:character-count="13826" meta:non-whitespace-character-count="10843"/>
  </office:meta>
</office:document-meta>
</file>